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hu May 20 23:46:42 2010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hu May 20 23:46:42 2010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path id="flowRoot2816" draw:style-name="style0" draw:layer="layout" svg:x="1.954cm" svg:y="9.408cm" svg:width="6.250cm" svg:height="1.317cm" svg:viewBox="0.0 0.0 6250.274 1317.600" svg:d="M 5154.975 18817.902 L 4249.574 18817.902 L 4103.775 19248.102 L 4177.574 19267.902 C 4182.974 19258.902 4190.175 19246.302 4197.374 19231.902 C 4303.574 19051.902 4321.575 19026.702 4388.174 18978.102 C 4456.574 18925.902 4557.375 18902.502 4706.775 18902.502 L 4879.574 18902.502 L 3920.174 20049.102 L 3909.375 20117.502 L 4906.574 20117.502 L 5054.175 19656.702 L 4978.574 19635.102 C 4901.175 19788.102 4866.974 19840.302 4805.774 19901.502 C 4712.175 19995.102 4602.374 20032.902 4425.974 20032.902 L 4182.974 20032.902 L 5144.174 18888.102 L 5154.975 18817.902 L 5154.975 18817.902 M 5997.918 19251.102 L 5297.118 19251.102 L 5289.918 19307.502 L 5321.118 19307.502 C 5399.118 19307.502 5415.918 19313.502 5415.918 19339.902 C 5415.918 19349.502 5411.118 19374.702 5405.118 19398.702 L 5251.518 19969.902 C 5234.718 20033.502 5233.518 20034.702 5223.918 20044.302 C 5210.718 20056.302 5183.118 20061.102 5124.318 20061.102 L 5118.318 20061.102 L 5112.318 20117.502 L 5833.518 20117.502 L 5927.118 19823.502 L 5877.918 19813.902 L 5871.918 19823.502 C 5819.118 19919.502 5796.318 19951.902 5749.518 19990.302 C 5691.918 20039.502 5622.318 20061.102 5525.118 20061.102 L 5460.318 20061.102 C 5397.918 20061.102 5376.318 20051.502 5376.318 20022.702 C 5376.318 20008.302 5377.518 20002.302 5389.518 19956.702 L 5460.318 19692.702 L 5486.718 19692.702 C 5575.518 19692.702 5619.918 19728.702 5619.918 19801.902 C 5619.918 19828.302 5617.518 19846.302 5609.118 19884.702 L 5663.118 19894.302 L 5769.918 19493.502 L 5715.918 19486.302 C 5681.118 19591.902 5618.718 19636.302 5502.318 19636.302 L 5474.718 19636.302 L 5540.718 19390.302 C 5561.118 19313.502 5570.718 19307.502 5660.718 19307.502 L 5730.318 19307.502 C 5781.918 19307.502 5822.718 19320.702 5852.718 19347.102 C 5886.318 19377.102 5897.118 19415.502 5897.118 19498.302 L 5897.118 19540.302 L 5951.118 19540.302 L 5997.918 19251.102 L 5997.918 19251.102 M 6363.506 20061.102 L 6337.106 20061.102 C 6257.906 20061.102 6241.106 20055.102 6241.106 20027.502 C 6241.106 20016.702 6242.306 20010.702 6253.106 19969.902 L 6406.706 19398.702 C 6423.506 19336.302 6423.506 19335.102 6434.306 19324.302 C 6448.706 19311.102 6465.506 19308.702 6535.106 19307.502 L 6541.106 19251.102 L 6169.106 19251.102 L 6161.906 19307.502 L 6188.306 19307.502 C 6267.506 19307.502 6284.306 19313.502 6284.306 19339.902 C 6284.306 19349.502 6280.706 19366.302 6272.306 19398.702 L 6118.706 19969.902 C 6103.106 20029.902 6101.906 20033.502 6091.106 20044.302 C 6076.706 20057.502 6061.106 20059.902 5990.306 20061.102 L 5984.306 20117.502 L 6356.306 20117.502 L 6363.506 20061.102 L 6363.506 20061.102 M 7382.606 19251.102 L 6665.006 19251.102 L 6559.406 19560.702 L 6608.606 19567.902 C 6667.406 19461.102 6679.406 19440.702 6711.806 19399.902 C 6759.806 19337.502 6816.206 19307.502 6881.006 19307.502 L 6897.806 19307.502 C 6925.406 19307.502 6937.406 19313.502 6937.406 19327.902 C 6937.406 19333.902 6935.006 19344.702 6931.406 19357.902 L 6768.206 19969.902 C 6751.406 20033.502 6750.206 20034.702 6740.606 20044.302 C 6727.406 20056.302 6698.606 20061.102 6639.806 20061.102 L 6613.406 20061.102 L 6607.406 20117.502 L 7022.606 20117.502 L 7029.806 20061.102 L 6985.406 20061.102 C 6907.406 20061.102 6890.606 20055.102 6890.606 20028.702 C 6890.606 20020.302 6895.406 19992.702 6901.406 19969.902 L 7061.006 19374.702 C 7077.806 19313.502 7083.806 19307.502 7121.006 19307.502 L 7137.806 19307.502 C 7183.406 19307.502 7218.206 19318.302 7239.806 19337.502 C 7267.406 19363.902 7284.206 19421.502 7284.206 19491.102 C 7284.206 19512.702 7284.206 19525.902 7281.806 19575.102 L 7332.206 19581.102 L 7382.606 19251.102 L 7382.606 19251.102 M 7428.862 19986.702 C 7388.062 19986.702 7354.462 20020.302 7354.462 20061.102 C 7354.462 20101.902 7388.062 20135.502 7427.662 20135.502 C 7469.662 20135.502 7503.262 20103.102 7503.262 20061.102 C 7503.262 20020.302 7469.662 19986.702 7428.862 19986.702 L 7428.862 19986.702 M 8373.675 19813.902 C 8268.075 20007.102 8191.274 20061.102 8020.875 20061.102 L 7970.475 20061.102 C 7908.075 20061.102 7886.474 20051.502 7886.474 20022.702 C 7886.474 20007.102 7887.675 20001.102 7899.675 19956.702 L 8049.674 19398.702 C 8066.474 19333.902 8066.475 19333.902 8077.275 19324.302 C 8089.274 19312.302 8118.075 19307.502 8176.874 19307.502 L 8203.274 19307.502 L 8210.475 19251.102 L 7807.275 19251.102 L 7800.074 19307.502 L 7831.274 19307.502 C 7909.274 19307.502 7926.074 19313.502 7926.074 19339.902 C 7926.074 19349.502 7921.274 19374.702 7915.274 19398.702 L 7761.675 19969.902 C 7744.875 20033.502 7743.674 20034.702 7734.075 20044.302 C 7720.875 20056.302 7693.274 20061.102 7634.475 20061.102 L 7628.474 20061.102 L 7622.474 20117.502 L 8329.275 20117.502 L 8422.875 19823.502 L 8373.675 19813.902 L 8373.675 19813.902 M 9016.837 19233.102 C 8887.237 19233.102 8772.037 19287.102 8671.237 19395.102 C 8571.637 19500.702 8516.437 19641.102 8516.437 19787.502 C 8516.437 19999.902 8643.637 20135.502 8842.837 20135.502 C 8968.837 20135.502 9080.437 20087.502 9176.437 19992.702 C 9286.837 19882.302 9350.437 19731.102 9350.437 19577.502 C 9350.437 19473.102 9319.237 19391.502 9254.437 19327.902 C 9193.237 19267.902 9108.037 19233.102 9016.837 19233.102 L 9016.837 19233.102 M 9020.437 19284.702 C 9082.837 19284.702 9144.037 19313.502 9169.237 19356.702 C 9192.037 19393.902 9210.037 19465.902 9210.037 19522.302 C 9210.037 19645.902 9154.837 19824.702 9080.437 19944.702 C 9026.437 20032.302 8938.837 20083.902 8845.237 20083.902 C 8730.037 20083.902 8658.037 20001.102 8658.037 19869.102 C 8658.037 19723.902 8727.637 19505.502 8805.637 19404.702 C 8869.237 19323.102 8937.637 19284.702 9020.437 19284.702 L 9020.437 19284.702 M 10159.649 19259.502 L 10114.050 19259.502 L 10049.250 19321.902 C 9986.850 19260.702 9918.449 19233.102 9830.850 19233.102 C 9668.850 19233.102 9542.850 19350.702 9542.850 19501.902 C 9542.850 19555.902 9563.250 19608.702 9599.250 19648.302 C 9623.249 19674.702 9656.850 19695.102 9719.250 19721.502 L 9822.450 19764.702 C 9887.249 19791.102 9901.650 19798.302 9916.050 19807.902 C 9950.849 19833.102 9968.850 19867.902 9968.850 19912.302 C 9968.850 20014.302 9883.649 20083.902 9760.049 20083.902 C 9682.050 20083.902 9624.449 20059.902 9577.649 20007.102 C 9533.250 19956.702 9514.049 19897.902 9514.049 19817.502 C 9514.049 19812.702 9514.050 19797.102 9515.250 19783.902 L 9467.250 19775.502 L 9401.250 20117.502 L 9443.249 20117.502 L 9514.049 20041.902 C 9581.249 20104.302 9664.050 20135.502 9761.250 20135.502 C 9948.449 20135.502 10084.049 20019.102 10084.049 19860.702 C 10084.049 19743.102 10033.649 19681.902 9890.849 19625.502 L 9788.850 19584.702 C 9694.050 19547.502 9652.050 19503.102 9652.050 19441.902 C 9652.050 19353.102 9732.450 19284.702 9839.250 19284.702 C 9966.449 19284.702 10045.649 19381.902 10045.649 19540.302 C 10045.649 19543.902 10045.649 19553.502 10044.449 19564.302 L 10094.850 19572.702 L 10159.649 19259.502 L 10159.649 19259.502 ">
            <!-- 182 nodes -->
          </draw:path>
        </draw:g>
        <!-- id="layer1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Thu May 20 23:46:42 2010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fill-opacity="100,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Thu May 20 23:46:42 2010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